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2e35" officeooo:paragraph-rsid="001f2e35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normal" officeooo:rsid="001f2e35" officeooo:paragraph-rsid="001f2e35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normal" officeooo:rsid="001fa5b6" officeooo:paragraph-rsid="001fa5b6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normal" officeooo:rsid="00219152" officeooo:paragraph-rsid="00219152" style:font-size-asian="12.25pt" style:font-weight-asian="normal" style:font-size-complex="14pt" style:font-weight-complex="normal"/>
    </style:style>
    <style:style style:name="P5" style:family="paragraph" style:parent-style-name="Table_20_Contents">
      <style:text-properties fo:font-size="14pt" officeooo:rsid="001f2e35" officeooo:paragraph-rsid="001f2e35" style:font-size-asian="12.25pt" style:font-size-complex="14pt"/>
    </style:style>
    <style:style style:name="P6" style:family="paragraph" style:parent-style-name="Table_20_Contents">
      <style:text-properties fo:font-size="14pt" officeooo:rsid="0022848e" officeooo:paragraph-rsid="0022848e" style:font-size-asian="12.25pt" style:font-size-complex="14pt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4"/><text:span text:style-name="T1">RESUME</text:span></text:p>
      <text:p text:style-name="P2"/>
      <text:p text:style-name="P2">Name:- <text:span text:style-name="T2"><text:s/>Priyanka Balasaheb Jadhav</text:span></text:p>
      <text:p text:style-name="P2"/>
      <text:p text:style-name="P2">Address<text:span text:style-name="T2">:- 403-Pitamber D,Morya park, Nashik road, nashik-422101</text:span></text:p>
      <text:p text:style-name="P2"/>
      <text:p text:style-name="P2">Contact no.<text:span text:style-name="T2">:-8177805855</text:span></text:p>
      <text:p text:style-name="P2"/>
      <text:p text:style-name="P2">Email id<text:span text:style-name="T2">:</text:span><text:a xlink:type="simple" xlink:href="mailto:-priyankajadhav000@gmail.com" text:style-name="Internet_20_link" text:visited-style-name="Visited_20_Internet_20_Link">-priyankajadhav000@gmail.com</text:a></text:p>
      <text:p text:style-name="P2"/>
      <text:p text:style-name="P2">Qualification<text:span text:style-name="T2">:-</text:span></text:p>
      <text:p text:style-name="P2"><text:span text:style-name="T2"/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5">Srerial no.</text:p>
          </table:table-cell>
          <table:table-cell table:style-name="Table1.A1" office:value-type="string">
            <text:p text:style-name="P6">Qualification</text:p>
          </table:table-cell>
          <table:table-cell table:style-name="Table1.A1" office:value-type="string">
            <text:p text:style-name="P5">University</text:p>
          </table:table-cell>
          <table:table-cell table:style-name="Table1.D1" office:value-type="string">
            <text:p text:style-name="P5">Percentage</text:p>
          </table:table-cell>
        </table:table-row>
        <table:table-row>
          <table:table-cell table:style-name="Table1.A2" office:value-type="string">
            <text:p text:style-name="P5">1.</text:p>
          </table:table-cell>
          <table:table-cell table:style-name="Table1.A2" office:value-type="string">
            <text:p text:style-name="P5">SSC</text:p>
          </table:table-cell>
          <table:table-cell table:style-name="Table1.A2" office:value-type="string">
            <text:p text:style-name="P5">Pune University</text:p>
          </table:table-cell>
          <table:table-cell table:style-name="Table1.D2" office:value-type="string">
            <text:p text:style-name="P5">85%</text:p>
          </table:table-cell>
        </table:table-row>
        <table:table-row>
          <table:table-cell table:style-name="Table1.A2" office:value-type="string">
            <text:p text:style-name="P5">2.</text:p>
          </table:table-cell>
          <table:table-cell table:style-name="Table1.A2" office:value-type="string">
            <text:p text:style-name="P5">HSC</text:p>
          </table:table-cell>
          <table:table-cell table:style-name="Table1.A2" office:value-type="string">
            <text:p text:style-name="P5">Pune University</text:p>
          </table:table-cell>
          <table:table-cell table:style-name="Table1.D2" office:value-type="string">
            <text:p text:style-name="P5">72%</text:p>
          </table:table-cell>
        </table:table-row>
        <table:table-row>
          <table:table-cell table:style-name="Table1.A2" office:value-type="string">
            <text:p text:style-name="P5">3.</text:p>
          </table:table-cell>
          <table:table-cell table:style-name="Table1.A2" office:value-type="string">
            <text:p text:style-name="P5">Engg.(SE)</text:p>
          </table:table-cell>
          <table:table-cell table:style-name="Table1.A2" office:value-type="string">
            <text:p text:style-name="P5">Pune University</text:p>
          </table:table-cell>
          <table:table-cell table:style-name="Table1.D2" office:value-type="string">
            <text:p text:style-name="P5">59%</text:p>
          </table:table-cell>
        </table:table-row>
      </table:table>
      <text:p text:style-name="P2"><text:span text:style-name="T2"/></text:p>
      <text:p text:style-name="P3">Computer Skill<text:span text:style-name="T2">:-</text:span></text:p>
      <text:p text:style-name="P3"><text:span text:style-name="T2">1)Languages- C , C++ , HTML </text:span></text:p>
      <text:p text:style-name="P3"><text:span text:style-name="T2">2)Operating systems- Windows , Fedora , Ubuntu</text:span></text:p>
      <text:p text:style-name="P3"><text:span text:style-name="T2">3)Application software – MS-office , LibreOffice writer, Excel worksheet , Editor</text:span></text:p>
      <text:p text:style-name="P3"><text:span text:style-name="T2"/></text:p>
      <text:p text:style-name="P3">Achievement <text:span text:style-name="T2">:-</text:span></text:p>
      <text:p text:style-name="P3"><text:span text:style-name="T2">1) Well score in C , CPP national level competions</text:span></text:p>
      <text:p text:style-name="P3"><text:span text:style-name="T2">2)PPT competion in inter college competion based on technical subject</text:span></text:p>
      <text:p text:style-name="P3"><text:span text:style-name="T2">3)Event co-ordinator position in college level events</text:span></text:p>
      <text:p text:style-name="P3"><text:span text:style-name="T2"/></text:p>
      <text:p text:style-name="P4">Strenghts<text:span text:style-name="T2">:-</text:span></text:p>
      <text:p text:style-name="P4"><text:span text:style-name="T2">1)I am good in leadership</text:span></text:p>
      <text:p text:style-name="P4"><text:span text:style-name="T2">2)Hard worker</text:span></text:p>
      <text:p text:style-name="P4"><text:span text:style-name="T2">3)Interested to do <text:s/>work with team</text:span></text:p>
      <text:p text:style-name="P4"><text:span text:style-name="T2">4)Good in computer languages like c/c++</text:span></text:p>
      <text:p text:style-name="P4"><text:span text:style-name="T2">5)I have ability to do any kind of work</text:span></text:p>
      <text:p text:style-name="P4"><text:span text:style-name="T2">6)Honesty</text:span></text:p>
      <text:p text:style-name="P4"><text:span text:style-name="T2">7)</text:span></text:p>
      <text:p text:style-name="P4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6:22:49.656247109</meta:creation-date>
    <dc:date>2016-06-29T16:54:24.343203796</dc:date>
    <meta:editing-duration>PT20M14S</meta:editing-duration>
    <meta:editing-cycles>4</meta:editing-cycles>
    <meta:generator>LibreOffice/5.1.2.2$Linux_X86_64 LibreOffice_project/10m0$Build-2</meta:generator>
    <meta:document-statistic meta:table-count="1" meta:image-count="0" meta:object-count="0" meta:page-count="1" meta:paragraph-count="38" meta:word-count="122" meta:character-count="889" meta:non-whitespace-character-count="737"/>
  </office:meta>
</office:document-meta>
</file>